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793cm" fo:min-width="10.62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47cm" fo:min-width="2.46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86cm" fo:min-width="0.53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87cm" fo:min-width="0.538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87cm" fo:min-width="0.537cm"/>
    </style:style>
    <style:style style:name="gr6" style:family="graphic" style:parent-style-name="standard">
      <style:graphic-properties draw:textarea-horizontal-align="justify" draw:textarea-vertical-align="middle" draw:auto-grow-height="false" fo:min-height="1.947cm" fo:min-width="2.4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87cm" fo:min-width="0.53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88cm" fo:min-width="0.537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89cm" fo:min-width="0.538cm"/>
    </style:style>
    <style:style style:name="gr10" style:family="graphic" style:parent-style-name="standard">
      <style:graphic-properties draw:textarea-horizontal-align="justify" draw:textarea-vertical-align="middle" draw:auto-grow-height="false" fo:min-height="5.727cm" fo:min-width="5.309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85cm" fo:min-width="0.234cm" fo:padding-top="0.177cm" fo:padding-bottom="0.177cm" fo:padding-left="0.302cm" fo:padding-right="0.302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84cm" fo:min-width="0.234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83cm" fo:min-width="0.233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84cm" fo:min-width="0.233cm" fo:padding-top="0.177cm" fo:padding-bottom="0.177cm" fo:padding-left="0.302cm" fo:padding-right="0.302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cm" fo:min-width="2.603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5.387cm" fo:min-width="1.979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713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257cm" fo:min-width="0.7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746cm" fo:min-width="0.498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627cm" fo:min-width="0.379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603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599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314cm" fo:min-width="0.12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313cm" fo:min-width="0.121cm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313cm" fo:min-width="0.1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.04cm" fo:min-width="0.79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1.038cm" fo:min-width="0.79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1.039cm" fo:min-width="0.79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1.038cm" fo:min-width="0.789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.038cm" fo:min-width="0.788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1.04cm" fo:min-width="0.787cm"/>
    </style:style>
    <style:style style:name="gr34" style:family="graphic" style:parent-style-name="standard">
      <style:graphic-properties draw:textarea-horizontal-align="justify" draw:textarea-vertical-align="middle" draw:auto-grow-height="false" fo:min-height="7.176cm" fo:min-width="6.716cm"/>
    </style:style>
    <style:style style:name="gr3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687cm" fo:min-width="0.437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687cm" fo:min-width="0.438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686cm" fo:min-width="0.437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686cm" fo:min-width="0.438cm" fo:padding-top="0.177cm" fo:padding-bottom="0.177cm" fo:padding-left="0.302cm" fo:padding-right="0.302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6.754cm" fo:min-width="2.582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381cm" fo:min-width="1.007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381cm" fo:min-width="1.042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.988cm" fo:min-width="0.739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.84cm" fo:min-width="0.592cm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27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271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.449cm" fo:min-width="0.272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.449cm" fo:min-width="0.27cm"/>
    </style:style>
    <style:style style:name="gr48" style:family="graphic" style:parent-style-name="standard">
      <style:graphic-properties draw:fill-color="#000000" draw:textarea-horizontal-align="justify" draw:textarea-vertical-align="middle" draw:auto-grow-height="false" fo:min-height="0cm" fo:min-width="2.002cm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912cm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746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998cm" fo:min-width="10.964cm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53cm" fo:min-width="9.831cm"/>
      <style:paragraph-properties style:writing-mode="lr-tb"/>
    </style:style>
    <style:style style:name="gr5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24cm" svg:height="2.043cm" svg:x="14.296cm" svg:y="4.295cm">
          <text:p text:style-name="P1">Flap wings activates while gliding in air.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921cm" svg:height="6.591cm" draw:transform="rotate (1.5707963267949) translate (21.893cm 17.224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466cm" svg:height="1.464cm" svg:x="21.151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66cm" svg:height="1.465cm" svg:x="21.15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465cm" svg:height="1.465cm" svg:x="21.123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5.92cm" svg:height="6.59cm" draw:transform="rotate (1.5707963267949) translate (9.415cm 17.4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.467cm" svg:height="1.465cm" svg:x="15.23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465cm" svg:height="1.466cm" svg:x="15.287cm" svg:y="10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466cm" svg:height="1.467cm" svg:x="15.258cm" svg:y="1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5.809cm" svg:height="5.977cm" svg:x="16.019cm" svg:y="11.3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84cm" svg:height="1.185cm" svg:x="15.399cm" svg:y="10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7cm" svg:x="15.899cm" svg:y="11.4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8cm" draw:transform="skewX (-0.00191986217719377) rotate (1.96279727679282) translate (16.028cm 11.4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507cm" draw:transform="skewX (-0.00191986217719375) rotate (-2.13122154961028) translate (16.033cm 11.3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169cm" svg:x="15.896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184cm" svg:height="1.184cm" svg:x="21.319cm" svg:y="10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7cm" svg:height="0.508cm" svg:x="21.818cm" svg:y="11.3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508cm" draw:transform="skewX (0.00191986217719385) rotate (1.96279727679282) translate (21.948cm 11.4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509cm" draw:transform="skewX (0.00191986217719385) rotate (-2.13122154961028) translate (21.953cm 11.2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169cm" svg:x="21.815cm" svg:y="11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1.183cm" svg:height="1.183cm" svg:x="21.264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6cm" svg:x="21.761cm" svg:y="17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7cm" draw:transform="skewX (-0.00191986217719379) rotate (1.96279727679282) translate (21.892cm 17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5cm" draw:transform="skewX (0.00785398163397452) rotate (-2.13122154961028) translate (21.895cm 17.1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168cm" svg:x="21.759cm" svg:y="1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184cm" svg:height="1.184cm" svg:x="15.399cm" svg:y="16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7cm" svg:x="15.899cm" svg:y="17.3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8cm" draw:transform="skewX (-0.00191986217719378) rotate (1.96279727679282) translate (16.028cm 17.4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7cm" draw:transform="rotate (-2.13122154961028) translate (16.033cm 17.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17cm" svg:x="15.896cm" svg:y="1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184cm" svg:height="1.184cm" svg:x="15.399cm" svg:y="1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8cm" svg:x="15.899cm" svg:y="14.2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7cm" draw:transform="skewX (0.00191986217719375) rotate (1.96279727679282) translate (16.028cm 14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8cm" draw:transform="skewX (-0.00785398163397444) rotate (-2.13122154961028) translate (16.033cm 14.2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169cm" svg:x="15.896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183cm" svg:height="1.184cm" svg:x="21.264cm" svg:y="1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8cm" svg:x="21.761cm" svg:y="14.2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8cm" draw:transform="rotate (1.96279727679282) translate (21.892cm 14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4cm" draw:transform="rotate (-2.13122154961028) translate (21.895cm 14.2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169cm" svg:x="21.759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103cm" svg:height="0.169cm" svg:x="14.835cm" svg:y="15.7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479cm" svg:height="5.637cm" svg:x="17.825cm" svg:y="11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425cm" svg:height="1.524cm" svg:x="17.849cm" svg:y="10.0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2.479cm" svg:height="1.521cm" svg:x="17.825cm" svg:y="17.1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1.41cm" svg:height="1.408cm" svg:x="18.331cm" svg:y="1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.241cm" svg:height="1.239cm" svg:x="18.445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3.103cm" svg:height="0.168cm" svg:x="14.835cm" svg:y="12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099cm" svg:height="0.169cm" svg:x="20.137cm" svg:y="12.9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099cm" svg:height="0.169cm" svg:x="20.137cm" svg:y="15.7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62cm" svg:height="0.564cm" svg:x="15.681cm" svg:y="15.5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621cm" svg:height="0.563cm" svg:x="15.625cm" svg:y="12.7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621cm" svg:height="0.563cm" svg:x="21.488cm" svg:y="12.6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2cm" svg:height="0.563cm" svg:x="21.545cm" svg:y="15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66cm" svg:height="1.464cm" svg:x="21.151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66cm" svg:height="1.465cm" svg:x="21.15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465cm" svg:height="1.465cm" svg:x="21.123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67cm" svg:height="1.465cm" svg:x="15.23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465cm" svg:height="1.466cm" svg:x="15.287cm" svg:y="10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466cm" svg:height="1.467cm" svg:x="15.258cm" svg:y="1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5.809cm" svg:height="5.977cm" svg:x="16.019cm" svg:y="11.3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184cm" svg:height="1.185cm" svg:x="15.399cm" svg:y="10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7cm" svg:x="15.899cm" svg:y="11.4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8cm" draw:transform="skewX (-0.00191986217719377) rotate (1.96279727679282) translate (16.028cm 11.4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507cm" draw:transform="skewX (-0.00191986217719375) rotate (-2.13122154961028) translate (16.033cm 11.3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169cm" svg:x="15.896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184cm" svg:height="1.184cm" svg:x="21.319cm" svg:y="10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7cm" svg:height="0.508cm" svg:x="21.818cm" svg:y="11.3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508cm" draw:transform="skewX (0.00191986217719385) rotate (1.96279727679282) translate (21.948cm 11.4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509cm" draw:transform="skewX (0.00191986217719385) rotate (-2.13122154961028) translate (21.953cm 11.2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169cm" svg:x="21.815cm" svg:y="11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1.183cm" svg:height="1.183cm" svg:x="21.264cm" svg:y="16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6cm" svg:x="21.761cm" svg:y="17.2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7cm" draw:transform="skewX (-0.00191986217719379) rotate (1.96279727679282) translate (21.892cm 17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5cm" draw:transform="skewX (0.00785398163397452) rotate (-2.13122154961028) translate (21.895cm 17.1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168cm" svg:x="21.759cm" svg:y="1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184cm" svg:height="1.184cm" svg:x="15.399cm" svg:y="16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7cm" svg:x="15.899cm" svg:y="17.3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8cm" draw:transform="skewX (-0.00191986217719378) rotate (1.96279727679282) translate (16.028cm 17.4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507cm" draw:transform="rotate (-2.13122154961028) translate (16.033cm 17.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17cm" svg:x="15.896cm" svg:y="17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.184cm" svg:height="1.184cm" svg:x="15.399cm" svg:y="1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8cm" svg:x="15.899cm" svg:y="14.2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7cm" draw:transform="skewX (0.00191986217719375) rotate (1.96279727679282) translate (16.028cm 14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8cm" draw:transform="skewX (-0.00785398163397444) rotate (-2.13122154961028) translate (16.033cm 14.2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7cm" svg:height="0.169cm" svg:x="15.896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183cm" svg:height="1.184cm" svg:x="21.264cm" svg:y="1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9cm" svg:height="0.508cm" svg:x="21.761cm" svg:y="14.2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8cm" draw:transform="rotate (1.96279727679282) translate (21.892cm 14.3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8cm" svg:height="0.504cm" draw:transform="rotate (-2.13122154961028) translate (21.895cm 14.2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169cm" svg:height="0.169cm" svg:x="21.759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3.103cm" svg:height="0.169cm" svg:x="14.835cm" svg:y="15.7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479cm" svg:height="5.637cm" svg:x="17.825cm" svg:y="11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425cm" svg:height="1.524cm" svg:x="17.849cm" svg:y="10.0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2.479cm" svg:height="1.521cm" svg:x="17.825cm" svg:y="17.1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1.41cm" svg:height="1.408cm" svg:x="18.331cm" svg:y="17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1.241cm" svg:height="1.239cm" svg:x="18.445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3.103cm" svg:height="0.168cm" svg:x="14.835cm" svg:y="12.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099cm" svg:height="0.169cm" svg:x="20.137cm" svg:y="12.9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3.099cm" svg:height="0.169cm" svg:x="20.137cm" svg:y="15.7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62cm" svg:height="0.564cm" svg:x="15.681cm" svg:y="15.5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621cm" svg:height="0.563cm" svg:x="15.625cm" svg:y="12.7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621cm" svg:height="0.563cm" svg:x="21.488cm" svg:y="12.6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2cm" svg:height="0.563cm" svg:x="21.545cm" svg:y="15.4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822cm" svg:height="1.822cm" svg:x="8.37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1.822cm" svg:height="1.82cm" svg:x="8.37cm" svg:y="8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822cm" svg:height="1.821cm" svg:x="8.336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1.821cm" svg:height="1.82cm" svg:x="1.015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1.82cm" svg:height="1.82cm" svg:x="1.087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1.819cm" svg:height="1.822cm" svg:x="1.05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7.216cm" svg:height="7.426cm" svg:x="1.996cm" svg:y="1.9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471cm" svg:height="1.471cm" svg:x="1.227cm" svg:y="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1cm" svg:height="0.631cm" svg:x="1.845cm" svg:y="1.9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8cm" svg:height="0.629cm" draw:transform="skewX (0.00802851455917399) rotate (1.96279727679282) translate (2.008cm 2.0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9cm" svg:height="0.63cm" draw:transform="skewX (0.00314159265358977) rotate (-2.13122154961028) translate (2.012cm 1.9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1.842cm" svg:y="1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471cm" svg:height="1.471cm" svg:x="8.58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08cm" svg:height="0.631cm" svg:x="9.201cm" svg:y="1.9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7cm" svg:height="0.632cm" draw:transform="skewX (-0.00157079632679486) rotate (1.96279727679282) translate (9.361cm 2.0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8cm" svg:height="0.63cm" draw:transform="skewX (0.0015707963267949) rotate (-2.13122154961028) translate (9.367cm 1.8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7cm" svg:height="0.209cm" svg:x="9.199cm" svg:y="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472cm" svg:height="1.471cm" svg:x="8.511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cm" svg:height="0.629cm" svg:x="9.13cm" svg:y="9.2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1cm" draw:transform="skewX (0.00157079632679489) rotate (1.96279727679282) translate (9.292cm 9.3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cm" draw:transform="skewX (0.00628318530717964) rotate (-2.13122154961028) translate (9.296cm 9.1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09cm" svg:x="9.127cm" svg:y="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471cm" svg:height="1.471cm" svg:x="1.227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1cm" svg:height="0.631cm" svg:x="1.845cm" svg:y="9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9cm" svg:height="0.63cm" draw:transform="skewX (0.00314159265358982) rotate (1.96279727679282) translate (2.008cm 9.4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63cm" draw:transform="skewX (0.00628318530717956) rotate (-2.13122154961028) translate (2.012cm 9.2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1.842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1.471cm" svg:height="1.47cm" svg:x="1.227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1cm" svg:height="0.629cm" svg:x="1.845cm" svg:y="5.5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2cm" svg:height="0.63cm" draw:transform="skewX (0.00471238898038464) rotate (1.96279727679282) translate (2.008cm 5.6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1cm" draw:transform="skewX (0.00628318530717965) rotate (-2.13122154961028) translate (2.012cm 5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1.842cm" svg:y="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472cm" svg:height="1.47cm" svg:x="8.511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cm" svg:height="0.629cm" svg:x="9.13cm" svg:y="5.5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631cm" draw:transform="skewX (-0.00471238898038468) rotate (1.96279727679282) translate (9.292cm 5.6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cm" draw:transform="skewX (0.00628318530717964) rotate (-2.13122154961028) translate (9.296cm 5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9.127cm" svg:y="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3.082cm" svg:height="7.004cm" svg:x="4.239cm" svg:y="2.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3.013cm" svg:height="1.893cm" svg:x="4.269cm" svg:y="0.2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6" draw:layer="layout" svg:width="3.082cm" svg:height="1.893cm" svg:x="4.239cm" svg:y="9.1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6" draw:layer="layout" svg:width="1.751cm" svg:height="1.75cm" svg:x="4.868cm" svg:y="9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1.542cm" svg:height="1.54cm" svg:x="5.008cm" svg:y="0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0.77cm" svg:height="0.7cm" svg:x="1.577cm" svg:y="7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771cm" svg:height="0.7cm" svg:x="1.506cm" svg:y="3.64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72cm" svg:height="0.699cm" svg:x="8.791cm" svg:y="3.5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77cm" svg:height="0.699cm" svg:x="8.861cm" svg:y="7.07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.822cm" svg:height="1.822cm" svg:x="8.37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1.822cm" svg:height="1.82cm" svg:x="8.37cm" svg:y="8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822cm" svg:height="1.821cm" svg:x="8.336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1.821cm" svg:height="1.82cm" svg:x="1.015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1.82cm" svg:height="1.82cm" svg:x="1.087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" draw:layer="layout" svg:width="1.819cm" svg:height="1.822cm" svg:x="1.05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7.216cm" svg:height="7.426cm" svg:x="1.996cm" svg:y="1.9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471cm" svg:height="1.471cm" svg:x="1.227cm" svg:y="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1cm" svg:height="0.631cm" svg:x="1.845cm" svg:y="1.9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8cm" svg:height="0.629cm" draw:transform="skewX (0.00802851455917399) rotate (1.96279727679282) translate (2.008cm 2.0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9cm" svg:height="0.63cm" draw:transform="skewX (0.00314159265358977) rotate (-2.13122154961028) translate (2.012cm 1.9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1.842cm" svg:y="1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471cm" svg:height="1.471cm" svg:x="8.58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08cm" svg:height="0.631cm" svg:x="9.201cm" svg:y="1.9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7cm" svg:height="0.632cm" draw:transform="skewX (-0.00157079632679486) rotate (1.96279727679282) translate (9.361cm 2.02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8cm" svg:height="0.63cm" draw:transform="skewX (0.0015707963267949) rotate (-2.13122154961028) translate (9.367cm 1.8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7cm" svg:height="0.209cm" svg:x="9.199cm" svg:y="1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472cm" svg:height="1.471cm" svg:x="8.511cm" svg:y="8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cm" svg:height="0.629cm" svg:x="9.13cm" svg:y="9.2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1cm" draw:transform="skewX (0.00157079632679489) rotate (1.96279727679282) translate (9.292cm 9.3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cm" draw:transform="skewX (0.00628318530717964) rotate (-2.13122154961028) translate (9.296cm 9.1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09cm" svg:x="9.127cm" svg:y="9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draw:layer="layout" svg:width="1.471cm" svg:height="1.471cm" svg:x="1.227cm" svg:y="8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1cm" svg:height="0.631cm" svg:x="1.845cm" svg:y="9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09cm" svg:height="0.63cm" draw:transform="skewX (0.00314159265358982) rotate (1.96279727679282) translate (2.008cm 9.4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63cm" draw:transform="skewX (0.00628318530717956) rotate (-2.13122154961028) translate (2.012cm 9.2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1.842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1.471cm" svg:height="1.47cm" svg:x="1.227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1cm" svg:height="0.629cm" svg:x="1.845cm" svg:y="5.5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2cm" svg:height="0.63cm" draw:transform="skewX (0.00471238898038464) rotate (1.96279727679282) translate (2.008cm 5.6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1cm" draw:transform="skewX (0.00628318530717965) rotate (-2.13122154961028) translate (2.012cm 5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1.842cm" svg:y="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draw:layer="layout" svg:width="1.472cm" svg:height="1.47cm" svg:x="8.511cm" svg:y="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21cm" svg:height="0.629cm" svg:x="9.13cm" svg:y="5.5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631cm" draw:transform="skewX (-0.00471238898038468) rotate (1.96279727679282) translate (9.292cm 5.6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cm" svg:height="0.63cm" draw:transform="skewX (0.00628318530717964) rotate (-2.13122154961028) translate (9.296cm 5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6" draw:layer="layout" svg:width="0.211cm" svg:height="0.211cm" svg:x="9.127cm" svg:y="5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6" draw:layer="layout" svg:width="2.502cm" svg:height="0.21cm" svg:x="1.877cm" svg:y="7.3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3.082cm" svg:height="7.004cm" svg:x="4.239cm" svg:y="2.1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3.013cm" svg:height="1.893cm" svg:x="4.269cm" svg:y="0.2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6" draw:layer="layout" svg:width="3.082cm" svg:height="1.893cm" svg:x="4.239cm" svg:y="9.1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2" draw:text-style-name="P6" draw:layer="layout" svg:width="1.751cm" svg:height="1.75cm" svg:x="4.868cm" svg:y="9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1.542cm" svg:height="1.54cm" svg:x="5.008cm" svg:y="0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6" draw:layer="layout" svg:width="2.412cm" svg:height="0.209cm" svg:x="1.967cm" svg:y="3.92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2.246cm" svg:height="0.208cm" svg:x="7.11cm" svg:y="3.85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2.246cm" svg:height="0.21cm" svg:x="7.11cm" svg:y="7.3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77cm" svg:height="0.7cm" svg:x="1.577cm" svg:y="7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771cm" svg:height="0.7cm" svg:x="1.506cm" svg:y="3.64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772cm" svg:height="0.699cm" svg:x="8.791cm" svg:y="3.5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77cm" svg:height="0.699cm" svg:x="8.861cm" svg:y="7.07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1.464cm" svg:height="1.248cm" svg:x="13.956cm" svg:y="19.052cm">
          <text:p text:style-name="P1">While Gliding in air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0.331cm" svg:height="1.703cm" svg:x="0.669cm" svg:y="11.3cm">
          <text:p text:style-name="P1">While Standing Take off</text:p>
          <draw:enhanced-geometry svg:viewBox="0 0 21600 21600" draw:type="rectangle" draw:enhanced-path="M 0 0 L 21600 0 21600 21600 0 21600 0 0 Z N"/>
        </draw:custom-shape>
        <draw:connector draw:style-name="gr53" draw:text-style-name="P7" draw:layer="layout" draw:type="line" svg:x1="12.71cm" svg:y1="12.975cm" svg:x2="17.851cm" svg:y2="5.895cm" draw:start-shape="id1" draw:start-glue-point="9" svg:d="M12710 12975l5141-7080" svg:viewBox="0 0 5142 7081">
          <text:p/>
        </draw:connector>
        <draw:connector draw:style-name="gr53" draw:text-style-name="P7" draw:layer="layout" draw:type="line" svg:x1="25.191cm" svg:y1="12.784cm" svg:x2="20.903cm" svg:y2="5.945cm" draw:start-shape="id2" draw:start-glue-point="9" svg:d="M25191 12784l-4288-6839" svg:viewBox="0 0 4289 68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14:19:10.154917226</meta:creation-date>
    <dc:date>2022-03-20T15:35:18.437260298</dc:date>
    <meta:editing-duration>PT11M22S</meta:editing-duration>
    <meta:editing-cycles>2</meta:editing-cycles>
    <meta:generator>LibreOffice/6.4.7.2$Linux_X86_64 LibreOffice_project/40$Build-2</meta:generator>
    <meta:document-statistic meta:object-count="203"/>
  </office:meta>
</office:document-meta>
</file>